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rutal" svg:font-family="Brutal, sans-serif"/>
    <style:font-face style:name="Helvetica Neue" svg:font-family="'Helvetica Neue', Helvetica, Arial, sans-serif"/>
    <style:font-face style:name="Lohit Devanagari1" svg:font-family="'Lohit Devanagari'"/>
    <style:font-face style:name="Montserrat" svg:font-family="Montserrat, Arial, Helvetica, sans-serif"/>
    <style:font-face style:name="Roboto" svg:font-family="Roboto, sans-serif"/>
    <style:font-face style:name="Segoe UI" svg:font-family="'Segoe UI', SegoeUI, 'Helvetica Neue'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a929" officeooo:paragraph-rsid="0010a929"/>
    </style:style>
    <style:style style:name="P2" style:family="paragraph" style:parent-style-name="Standard">
      <style:text-properties fo:font-variant="normal" fo:text-transform="none" fo:color="#0a0101" style:font-name="DejaVu Sans" fo:font-size="11pt" fo:letter-spacing="normal" fo:font-style="normal" fo:font-weight="bold" officeooo:rsid="00110657" officeooo:paragraph-rsid="00110657" style:font-size-asian="11pt" style:font-weight-asian="bold" style:font-size-complex="11pt" style:font-weight-complex="bold"/>
    </style:style>
    <style:style style:name="P3" style:family="paragraph" style:parent-style-name="Standard">
      <style:text-properties fo:font-variant="normal" fo:text-transform="none" fo:color="#0a0101" style:text-line-through-style="none" style:text-line-through-type="none" style:font-name="DejaVu Sans" fo:font-size="11pt" fo:letter-spacing="normal" fo:font-style="normal" style:text-underline-style="none" fo:font-weight="bold" officeooo:rsid="00110657" officeooo:paragraph-rsid="00110657" style:text-blinking="false" fo:background-color="transparent" style:font-size-asian="11pt" style:font-weight-asian="bold" style:font-size-complex="11pt" style:font-weight-complex="bold"/>
    </style:style>
    <style:style style:name="P4" style:family="paragraph" style:parent-style-name="Standard">
      <style:text-properties fo:font-variant="normal" fo:text-transform="none" fo:color="#0a0101" style:text-line-through-style="none" style:text-line-through-type="none" style:font-name="DejaVu Sans" fo:font-size="11pt" fo:letter-spacing="normal" fo:font-style="normal" style:text-underline-style="none" fo:font-weight="normal" officeooo:rsid="00110657" officeooo:paragraph-rsid="00110657" style:text-blinking="false" fo:background-color="transparent" style:font-size-asian="11pt" style:font-weight-asian="normal" style:font-size-complex="11pt" style:font-weight-complex="normal"/>
    </style:style>
    <style:style style:name="P5" style:family="paragraph" style:parent-style-name="Standard">
      <style:text-properties fo:color="#0a0101" style:font-name="DejaVu Sans" fo:font-weight="bold" officeooo:rsid="0010a929" officeooo:paragraph-rsid="0010a929" style:font-weight-asian="bold" style:font-weight-complex="bold"/>
    </style:style>
    <style:style style:name="P6" style:family="paragraph" style:parent-style-name="Standard">
      <style:text-properties fo:color="#0a0101" officeooo:rsid="00110657" officeooo:paragraph-rsid="00110657"/>
    </style:style>
    <style:style style:name="P7" style:family="paragraph" style:parent-style-name="Text_20_body">
      <style:text-properties fo:font-variant="normal" fo:text-transform="none" fo:color="#0a0101" style:text-line-through-style="none" style:text-line-through-type="none" style:font-name="DejaVu Sans" fo:font-size="11pt" fo:font-style="normal" style:text-underline-style="none" fo:font-weight="bold" officeooo:paragraph-rsid="00110657" style:text-blinking="false" fo:background-color="transparent" style:font-size-asian="11pt" style:font-weight-asian="bold" style:font-size-complex="11pt" style:font-weight-complex="bold"/>
    </style:style>
    <style:style style:name="P8" style:family="paragraph" style:parent-style-name="Text_20_body">
      <style:text-properties fo:font-variant="normal" fo:text-transform="none" fo:color="#0a0101" style:text-line-through-style="none" style:text-line-through-type="none" style:font-name="DejaVu Sans" fo:font-size="11pt" fo:letter-spacing="normal" fo:font-style="normal" style:text-underline-style="none" fo:font-weight="bold" officeooo:rsid="00110657" officeooo:paragraph-rsid="00110657" style:text-blinking="false" fo:background-color="transparent" style:font-size-asian="11pt" style:font-weight-asian="bold" style:font-size-complex="11pt" style:font-weight-complex="bold"/>
    </style:style>
    <style:style style:name="P9" style:family="paragraph" style:parent-style-name="Standard">
      <style:text-properties fo:font-variant="normal" fo:text-transform="none" fo:color="#0a0101" style:font-name="Montserrat" fo:font-size="12pt" fo:letter-spacing="normal" fo:font-style="normal" fo:font-weight="normal" officeooo:rsid="0010a929" officeooo:paragraph-rsid="0010a929"/>
    </style:style>
    <style:style style:name="P10" style:family="paragraph" style:parent-style-name="Standard">
      <style:text-properties fo:font-variant="normal" fo:text-transform="none" fo:color="#0a0101" style:font-name="Montserrat" fo:font-size="12pt" fo:letter-spacing="normal" fo:font-style="normal" fo:font-weight="normal" officeooo:rsid="00110657" officeooo:paragraph-rsid="00110657"/>
    </style:style>
    <style:style style:name="P11" style:family="paragraph" style:parent-style-name="Standard">
      <style:text-properties fo:font-variant="normal" fo:text-transform="none" fo:color="#0a0101" style:font-name="DejaVu Sans" fo:font-size="12pt" fo:letter-spacing="normal" fo:font-style="normal" fo:font-weight="bold" officeooo:rsid="00110657" officeooo:paragraph-rsid="00110657" style:font-weight-asian="bold" style:font-weight-complex="bold"/>
    </style:style>
    <style:style style:name="P12" style:family="paragraph" style:parent-style-name="Standard">
      <style:text-properties fo:font-variant="normal" fo:text-transform="none" fo:color="#0a0101" style:font-name="DejaVu Sans" fo:font-size="11pt" fo:letter-spacing="normal" fo:font-style="normal" fo:font-weight="bold" officeooo:rsid="00110657" officeooo:paragraph-rsid="00110657" style:font-size-asian="11pt" style:font-weight-asian="bold" style:font-size-complex="11pt" style:font-weight-complex="bold"/>
    </style:style>
    <style:style style:name="P13" style:family="paragraph" style:parent-style-name="Standard">
      <style:text-properties fo:font-variant="normal" fo:text-transform="none" fo:color="#0a0101" style:text-line-through-style="none" style:text-line-through-type="none" style:font-name="Montserrat" fo:font-size="12pt" fo:letter-spacing="normal" fo:font-style="normal" style:text-underline-style="none" fo:font-weight="normal" officeooo:rsid="00110657" officeooo:paragraph-rsid="00110657" style:text-blinking="false" fo:background-color="transparent"/>
    </style:style>
    <style:style style:name="P14" style:family="paragraph" style:parent-style-name="Standard">
      <style:text-properties fo:font-variant="normal" fo:text-transform="none" fo:color="#0a0101" style:text-line-through-style="none" style:text-line-through-type="none" style:font-name="DejaVu Sans" fo:font-size="11pt" fo:letter-spacing="normal" fo:font-style="normal" style:text-underline-style="none" fo:font-weight="bold" officeooo:rsid="00110657" officeooo:paragraph-rsid="00110657" style:text-blinking="false" fo:background-color="transparent" style:font-size-asian="11pt" style:font-weight-asian="bold" style:font-size-complex="11pt" style:font-weight-complex="bold"/>
    </style:style>
    <style:style style:name="P15" style:family="paragraph" style:parent-style-name="Standard">
      <style:text-properties fo:font-variant="normal" fo:text-transform="none" fo:color="#333333" style:font-name="Montserrat" fo:font-size="12pt" fo:letter-spacing="normal" fo:font-style="normal" fo:font-weight="normal" officeooo:rsid="00110657" officeooo:paragraph-rsid="00110657"/>
    </style:style>
    <style:style style:name="P16" style:family="paragraph" style:parent-style-name="Standard">
      <style:text-properties fo:font-variant="normal" fo:text-transform="none" fo:color="#171717" style:text-line-through-style="none" style:text-line-through-type="none" style:font-name="Segoe UI" fo:font-size="12pt" fo:letter-spacing="normal" fo:font-style="normal" style:text-underline-style="none" fo:font-weight="normal" officeooo:rsid="00110657" officeooo:paragraph-rsid="00110657" style:text-blinking="false" fo:background-color="transparent" style:font-size-asian="11pt" style:font-weight-asian="bold" style:font-size-complex="11pt" style:font-weight-complex="bold"/>
    </style:style>
    <style:style style:name="P17" style:family="paragraph" style:parent-style-name="Standard">
      <style:text-properties fo:font-variant="normal" fo:text-transform="none" fo:color="#222222" style:text-line-through-style="none" style:text-line-through-type="none" style:font-name="Roboto" fo:font-size="12.75pt" fo:letter-spacing="normal" fo:font-style="normal" style:text-underline-style="none" fo:font-weight="normal" officeooo:rsid="00110657" officeooo:paragraph-rsid="00110657" style:text-blinking="false" fo:background-color="transparent" style:font-size-asian="11pt" style:font-weight-asian="bold" style:font-size-complex="11pt" style:font-weight-complex="bold"/>
    </style:style>
    <style:style style:name="P18" style:family="paragraph" style:parent-style-name="Standard">
      <style:text-properties officeooo:paragraph-rsid="0014aad1"/>
    </style:style>
    <style:style style:name="P19" style:family="paragraph" style:parent-style-name="Text_20_body">
      <style:text-properties fo:font-variant="normal" fo:text-transform="none" fo:color="#0a0101" style:text-line-through-style="none" style:text-line-through-type="none" style:font-name="DejaVu Sans" fo:font-size="11pt" fo:letter-spacing="normal" fo:font-style="normal" style:text-underline-style="none" fo:font-weight="bold" officeooo:rsid="00110657" officeooo:paragraph-rsid="00144d6a" style:text-blinking="false" fo:background-color="transparent" style:font-size-asian="11pt" style:font-weight-asian="bold" style:font-size-complex="11pt" style:font-weight-complex="bold"/>
    </style:style>
    <style:style style:name="P20" style:family="paragraph" style:parent-style-name="Text_20_body">
      <style:text-properties fo:font-variant="normal" fo:text-transform="none" fo:color="#0a0101" style:text-line-through-style="none" style:text-line-through-type="none" style:font-name="DejaVu Sans" fo:font-size="11pt" fo:font-style="normal" style:text-underline-style="none" fo:font-weight="bold" officeooo:paragraph-rsid="00144d6a" style:text-blinking="false" fo:background-color="transparent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style:font-name="Montserrat" fo:font-size="12pt" fo:letter-spacing="normal" fo:font-style="normal" fo:font-weight="normal"/>
    </style:style>
    <style:style style:name="T2" style:family="text">
      <style:text-properties fo:font-variant="normal" fo:text-transform="none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0a0101" style:font-name="Montserrat" fo:font-size="12pt" fo:letter-spacing="normal" fo:font-style="normal" fo:font-weight="normal"/>
    </style:style>
    <style:style style:name="T4" style:family="text">
      <style:text-properties fo:font-variant="normal" fo:text-transform="none" fo:color="#0a0101" style:font-name="Montserrat" fo:font-size="12pt" fo:letter-spacing="normal" fo:font-style="normal" fo:font-weight="normal" officeooo:rsid="00144d6a"/>
    </style:style>
    <style:style style:name="T5" style:family="text">
      <style:text-properties fo:font-variant="normal" fo:text-transform="none" fo:color="#0a0101" style:text-line-through-style="none" style:text-line-through-type="none" style:font-name="DejaVu Sans" fo:font-size="11pt" fo:letter-spacing="normal" fo:font-style="normal" style:text-underline-style="none" fo:font-weight="bold" officeooo:rsid="0014aad1" style:text-blinking="false" fo:background-color="transparent" loext:char-shading-value="0" style:font-size-asian="11pt" style:font-weight-asian="bold" style:font-size-complex="11pt" style:font-weight-complex="bold"/>
    </style:style>
    <style:style style:name="T6" style:family="text">
      <style:text-properties fo:font-variant="normal" fo:text-transform="none" fo:color="#141414" style:font-name="Brutal" fo:font-size="12pt" fo:letter-spacing="normal" fo:font-style="normal" fo:font-weight="normal"/>
    </style:style>
    <style:style style:name="T7" style:family="text">
      <style:text-properties fo:font-variant="normal" fo:text-transform="none" fo:color="#141414" fo:letter-spacing="normal"/>
    </style:style>
    <style:style style:name="T8" style:family="text">
      <style:text-properties fo:color="#333333"/>
    </style:style>
    <style:style style:name="T9" style:family="text">
      <style:text-properties fo:color="#333333" style:font-name="Helvetica Neue" fo:font-size="10.5pt" fo:font-weight="normal"/>
    </style:style>
    <style:style style:name="T10" style:family="text">
      <style:text-properties fo:letter-spacing="normal" officeooo:rsid="0011065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202124"/>
    </style:style>
    <style:style style:name="T13" style:family="text">
      <style:text-properties fo:color="#202124" style:font-name="arial" fo:font-size="10.5pt" fo:font-weight="normal"/>
    </style:style>
    <style:style style:name="T14" style:family="text">
      <style:text-properties fo:color="#202124" style:font-name="arial" fo:font-size="12pt" fo:letter-spacing="normal" fo:font-weight="normal"/>
    </style:style>
    <style:style style:name="T15" style:family="text">
      <style:text-properties fo:color="#202124" style:font-name="arial" fo:font-size="12pt" fo:font-weight="normal"/>
    </style:style>
    <style:style style:name="T16" style:family="text">
      <style:text-properties fo:color="#202124" fo:letter-spacing="normal"/>
    </style:style>
    <style:style style:name="T17" style:family="text">
      <style:text-properties style:font-name="Helvetica Neue" fo:font-size="10.5pt" fo:font-weight="normal" fo:background-color="#eeeeee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Zoom</text:p>
      <text:p text:style-name="P1"><text:span text:style-name="T3">puerto </text:span><text:span text:style-name="Strong_20_Emphasis"><text:span text:style-name="T3">80 </text:span></text:span><text:span text:style-name="Strong_20_Emphasis"><text:span text:style-name="T4">y 443 TCP</text:span></text:span></text:p>
      <text:p text:style-name="P9"/>
      <text:p text:style-name="P11">Discord</text:p>
      <text:p text:style-name="P6"><text:span text:style-name="T2">Se utiliza el protocolo WebSocket Secure (wss) , junto con el protocolo criptográfico TLS 1.2 (Transport Layer Security) sobre la conexión TCP (Transmission Control Protocol) utilizando el puerto</text:span><text:span text:style-name="T1"> </text:span><text:span text:style-name="T2">443</text:span></text:p>
      <text:p text:style-name="P10"/>
      <text:p text:style-name="P11">Google meet</text:p>
      <text:p text:style-name="P6"><text:span text:style-name="T2">Utiliza los puertos</text:span><text:span text:style-name="T1"> </text:span><text:span text:style-name="T2">UDP y TCP 443 de salida para el tráfico web o de procesos de autenticación de usuarios.</text:span></text:p>
      <text:p text:style-name="P10"/>
      <text:p text:style-name="P11">Whatsapp web</text:p>
      <text:p text:style-name="P10">TCP: 5222, 5223, 5228 y 524. UDP: 3478.</text:p>
      <text:p text:style-name="P10"/>
      <text:p text:style-name="P2">MYSQL</text:p>
      <text:p text:style-name="P19">El puerto 3306 es el puerto por defecto usado para el protocolo MySQL </text:p>
      <text:p text:style-name="P2"/>
      <text:p text:style-name="P2"/>
      <text:p text:style-name="P2">GIT</text:p>
      <text:p text:style-name="P19">El protocolo Git Escucha por un puerto dedicado (9418) y nos da un servicio similar al del protocolo SSH; pero sin ningún tipo de autentificación.</text:p>
      <text:p text:style-name="P2"/>
      <text:p text:style-name="P2"/>
      <text:p text:style-name="P3"><text:bookmark text:name="docs-internal-guid-b8c5a1ab-7fff-0750-49ea-d5235af53bc7"/>Secure Sockets Layer (SSL)</text:p>
      <text:p text:style-name="P3"/>
      <text:p text:style-name="P3"/>
      <text:p text:style-name="P2">HTTP</text:p>
      <text:p text:style-name="P19">En TCP el puerto por defecto, para un servidor HTTP en un computador, es el puerto 80. Se pueden usar otros puertos como el 8000 o el 8080. </text:p>
      <text:p text:style-name="P2"/>
      <text:p text:style-name="P2"/>
      <text:p text:style-name="P2"/>
      <text:p text:style-name="P2"/>
      <text:p text:style-name="P2">VIRTUAL BOX</text:p>
      <text:p text:style-name="P19">Acceso SSH: le decimos que a través de nuestro puerto local 2222 queremos acceder al puerto 22 de la máquina virtual. </text:p>
      <text:p text:style-name="P2"/>
      <text:p text:style-name="P2"/>
      <text:p text:style-name="P2">VPN</text:p>
      <text:p text:style-name="P19">Si nuestra VPN utiliza el protocolo OpenVPN, el puerto OpenVPN que necesitaremo<text:span text:style-name="T11"> tener abierto es el 1194 UDP. El protocolo L2TP utiliza el puerto 170 </text:span></text:p>
      <text:p text:style-name="P2"/>
      <text:p text:style-name="P2"/>
      <text:p text:style-name="P2">MICROSOFT OUTLOOK</text:p>
      <text:p text:style-name="P2"><text:span text:style-name="T13">Puerto: 587 </text:span></text:p>
      <text:p text:style-name="P2"/>
      <text:p text:style-name="P20"><text:bookmark text:name="docs-internal-guid-6d2e53ec-7fff-17fd-8c77-2421c6ee1c53"/><text:span text:style-name="T10">File Transfer </text:span>Protocol (FTP)</text:p>
      <text:p text:style-name="P20"><text:span text:style-name="T14">puerto</text:span><text:span text:style-name="T16"> </text:span><text:span text:style-name="T14">de red 20 y el 21.</text:span></text:p>
      <text:p text:style-name="P7"/>
      <text:p text:style-name="P3"><text:soft-page-break/>MICROSOFT word</text:p>
      <text:p text:style-name="P16">Microsoft usa direcciones IPv4 e IPv6. El uso de direcciones IPv6 es opcional y no se requiere para la conectividad con Office 365. </text:p>
      <text:p text:style-name="P3"/>
      <text:p text:style-name="P3"/>
      <text:p text:style-name="P3">skype</text:p>
      <text:p text:style-name="P3"><text:span text:style-name="T15">Para que Skype</text:span><text:span text:style-name="T12"> </text:span><text:span text:style-name="T15">funcione correctamente, los siguientes puertos</text:span><text:span text:style-name="T12"> </text:span><text:span text:style-name="T15">deben estar abiertos en el firewall: 443/TCP. 3478-3481/UDP. 50000-60000/UDP.</text:span></text:p>
      <text:p text:style-name="P3"/>
      <text:p text:style-name="P3">EPIC GAMES</text:p>
      <text:p text:style-name="P18"><text:span text:style-name="T5">Puertos: </text:span><text:span text:style-name="Strong_20_Emphasis"><text:span text:style-name="T6">80 (TCP/UDP), 433 (TCP), 443 (TCP), 3478 (TCP/UDP), 3479 (TCP/UDP), 5060 (TCP/UDP), 5062 (TCP/UDP), 5222 (TCP), 6250 (TCP/UDP), </text:span></text:span><text:span text:style-name="T6">y</text:span><text:span text:style-name="Strong_20_Emphasis"><text:span text:style-name="T7"> </text:span></text:span><text:span text:style-name="Strong_20_Emphasis"><text:span text:style-name="T6">12000-65000 (TCP/UDP).</text:span></text:span></text:p>
      <text:p text:style-name="P3"/>
      <text:p text:style-name="P3"/>
      <text:p text:style-name="P3">FIFA 21</text:p>
      <text:p text:style-name="P3"><text:span text:style-name="T15">Fifa 21</text:span><text:span text:style-name="T12"> </text:span><text:span text:style-name="T15">(PS4): TCP: 1935, 3478-3480, 3659, 10000-10099, 42127. UDP: 3074, 3478-3479, 3659, 6000.</text:span></text:p>
      <text:p text:style-name="P3"/>
      <text:p text:style-name="P3"/>
      <text:p text:style-name="P3">SPOTIFY</text:p>
      <text:p text:style-name="P17">utiliza el puerto TCP 4070 para conectarse a sus servidores de la aplicación de escritorio, pero debería volver a los puertos web comunes 443 y 80 por defecto si falla. </text:p>
      <text:p text:style-name="P3"/>
      <text:p text:style-name="P3"/>
      <text:p text:style-name="P3">TEAM VIEWER</text:p>
      <text:p text:style-name="P3"><text:span text:style-name="T15">Puerto</text:span><text:span text:style-name="T12"> </text:span><text:span text:style-name="T15">5938 TCP/UDP. TeamViewer</text:span><text:span text:style-name="T12"> </text:span><text:span text:style-name="T15">prefiere establecer conexiones TCP y UDP salientes a través del puerto</text:span><text:span text:style-name="T12"> </text:span><text:span text:style-name="T15">5938, que es el principal puerto</text:span><text:span text:style-name="T12"> </text:span><text:span text:style-name="T15">que utiliza </text:span></text:p>
      <text:p text:style-name="P3"/>
      <text:p text:style-name="P3"/>
      <text:p text:style-name="P3">NETFLIX</text:p>
      <text:p text:style-name="P8"><text:a xlink:type="simple" xlink:href="https://www.enmimaquinafunciona.com/pregunta/91531/que-puerto-utiliza-el-dispositivo-de-streaming-de-netflix" text:style-name="Internet_20_link" text:visited-style-name="Visited_20_Internet_20_Link"><text:span text:style-name="T17">protocolos</text:span></text:a><text:span text:style-name="T8"> </text:span><text:span text:style-name="T9">de sesión HTTP y HTTPS (SSL-443)</text:span><text:line-break/><text:line-break/></text:p>
      <text:p text:style-name="P4"/>
      <text:p text:style-name="P13"/>
      <text:p text:style-name="Text_20_body"><text:line-break/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rutal" svg:font-family="Brutal, sans-serif"/>
    <style:font-face style:name="Helvetica Neue" svg:font-family="'Helvetica Neue', Helvetica, Arial, sans-serif"/>
    <style:font-face style:name="Lohit Devanagari1" svg:font-family="'Lohit Devanagari'"/>
    <style:font-face style:name="Montserrat" svg:font-family="Montserrat, Arial, Helvetica, sans-serif"/>
    <style:font-face style:name="Roboto" svg:font-family="Roboto, sans-serif"/>
    <style:font-face style:name="Segoe UI" svg:font-family="'Segoe UI', SegoeUI, 'Helvetica Neue'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22:02:22.766274726</meta:creation-date>
    <dc:date>2022-04-04T20:08:21.945538171</dc:date>
    <meta:editing-duration>PT16M4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38" meta:word-count="352" meta:character-count="2108" meta:non-whitespace-character-count="1782"/>
  </office:meta>
</office:document-meta>
</file>